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2409*" fo:start-indent="0cm" fo:end-indent="0cm"/>
          <style:column style:rel-width="2409*" fo:start-indent="0cm" fo:end-indent="0cm"/>
          <style:column style:rel-width="2409*" fo:start-indent="0cm" fo:end-indent="0cm"/>
          <style:column style:rel-width="2410*" fo:start-indent="0cm" fo:end-indent="0cm"/>
        </style:columns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 call change quarter peal on 7 bells</text:h>
      <text:h text:style-name="P2" text:outline-level="2">1262 changes in five parts. Composed by James Kerslake</text:h>
      <text:h text:style-name="P3" text:outline-level="3">Containing the orders Kings, Queens, Tittums, Whittingtons, Tittums, Hagdyke, Princes, Princesses, Priory, Bow Bells and Barringtons.<text:line-break/>The parts are separated by underlined changes</text:h>
      <text:section text:style-name="Sect1" text:name="Section1">
        <text:p text:style-name="P4">6 - 7</text:p>
        <text:p text:style-name="Standard">1 - 2</text:p>
        <text:p text:style-name="Standard">1 - 3</text:p>
        <text:p text:style-name="Standard">1 - 4</text:p>
        <text:p text:style-name="Standard">1 - 5</text:p>
        <text:p text:style-name="Standard">1 - 7</text:p>
        <text:p text:style-name="Standard">1 - 6</text:p>
        <text:p text:style-name="Standard">2 - 3</text:p>
        <text:p text:style-name="Standard">6 - 1</text:p>
        <text:p text:style-name="Standard">7 - 1</text:p>
        <text:p text:style-name="Standard">5 - 1</text:p>
        <text:p text:style-name="Standard">4 - 1</text:p>
        <text:p text:style-name="Standard">2 - 1</text:p>
        <text:p text:style-name="Standard">3 - 1</text:p>
        <text:p text:style-name="Standard">2 - 4</text:p>
        <text:p text:style-name="Standard">1 - 3</text:p>
        <text:p text:style-name="Standard">1 - 4</text:p>
        <text:p text:style-name="Standard">1 - 2</text:p>
        <text:p text:style-name="Standard">1 - 5</text:p>
        <text:p text:style-name="Standard">1 - 7</text:p>
        <text:p text:style-name="Standard">1 - 6</text:p>
        <text:p text:style-name="Standard">2 - 5</text:p>
        <text:p text:style-name="Standard">6 - 1</text:p>
        <text:p text:style-name="Standard">7 - 1</text:p>
        <text:p text:style-name="Standard">2 - 1</text:p>
        <text:p text:style-name="Standard">5 - 1</text:p>
        <text:p text:style-name="Standard">4 - 1</text:p>
        <text:p text:style-name="Standard">3 - 1</text:p>
        <text:p text:style-name="Standard">2 - 7</text:p>
        <text:p text:style-name="Standard">1 - 3</text:p>
        <text:p text:style-name="Standard">1 - 4</text:p>
        <text:p text:style-name="Standard">1 - 5</text:p>
        <text:p text:style-name="Standard">1 - 7</text:p>
        <text:p text:style-name="Standard">1 - 2</text:p>
        <text:p text:style-name="Standard">1 - 6</text:p>
        <text:p text:style-name="Standard">2 - 6</text:p>
        <text:p text:style-name="Standard">2 - 1</text:p>
        <text:p text:style-name="Standard">6 - 1</text:p>
        <text:p text:style-name="Standard">7 - 1</text:p>
        <text:p text:style-name="Standard">5 - 1</text:p>
        <text:p text:style-name="Standard">4 - 1</text:p>
        <text:p text:style-name="Standard">3 - 1</text:p>
        <text:p text:style-name="Standard">3 - 4</text:p>
        <text:p text:style-name="Standard">1 - 4</text:p>
        <text:p text:style-name="Standard">1 - 3</text:p>
        <text:p text:style-name="Standard">1 - 5</text:p>
        <text:p text:style-name="Standard">1 - 7</text:p>
        <text:p text:style-name="Standard">1 - 6</text:p>
        <text:p text:style-name="Standard">1 - 2</text:p>
        <text:p text:style-name="Standard">6 - 2</text:p>
        <text:p text:style-name="Standard">6 - 1</text:p>
        <text:p text:style-name="Standard">2 - 1</text:p>
        <text:p text:style-name="Standard">7 - 1</text:p>
        <text:p text:style-name="Standard">5 - 1</text:p>
        <text:p text:style-name="Standard">3 - 1</text:p>
        <text:p text:style-name="Standard">4 - 1</text:p>
        <text:p text:style-name="Standard">7 - 2</text:p>
        <text:p text:style-name="Standard">1 - 4</text:p>
        <text:p text:style-name="Standard">1 - 3</text:p>
        <text:p text:style-name="Standard">1 - 5</text:p>
        <text:p text:style-name="Standard">1 - 2</text:p>
        <text:p text:style-name="Standard">1 - 7</text:p>
        <text:p text:style-name="Standard">1 - 6</text:p>
        <text:p text:style-name="Standard">5 - 2</text:p>
        <text:p text:style-name="Standard">6 - 1</text:p>
        <text:p text:style-name="Standard">7 - 1</text:p>
        <text:p text:style-name="Standard">5 - 1</text:p>
        <text:p text:style-name="Standard">2 - 1</text:p>
        <text:p text:style-name="Standard">3 - 1</text:p>
        <text:p text:style-name="Standard">4 - 1</text:p>
        <text:p text:style-name="Standard">3 - 2</text:p>
        <text:p text:style-name="Standard">1 - 4</text:p>
        <text:p text:style-name="Standard">1 - 2</text:p>
        <text:p text:style-name="Standard">1 - 3</text:p>
        <text:p text:style-name="Standard">1 - 5</text:p>
        <text:p text:style-name="Standard">1 - 7</text:p>
        <text:p text:style-name="Standard">1 - 6</text:p>
        <text:p text:style-name="Standard">4 - 2</text:p>
        <text:p text:style-name="Standard">6 - 1</text:p>
        <text:p text:style-name="Standard">7 - 1</text:p>
        <text:p text:style-name="Standard">5 - 1</text:p>
        <text:p text:style-name="Standard">3 - 1</text:p>
        <text:p text:style-name="Standard">4 - 1</text:p>
        <text:p text:style-name="Standard">2 - 1</text:p>
        <text:p text:style-name="Standard">3 - 5</text:p>
        <text:p text:style-name="Standard">1 - 2</text:p>
        <text:p text:style-name="Standard">1 - 4</text:p>
        <text:p text:style-name="Standard">1 - 5</text:p>
        <text:p text:style-name="Standard">1 - 3</text:p>
        <text:p text:style-name="Standard">1 - 7</text:p>
        <text:p text:style-name="Standard">1 - 6</text:p>
        <text:p text:style-name="Standard">2 - 4</text:p>
        <text:p text:style-name="Standard">6 - 1</text:p>
        <text:p text:style-name="Standard">7 - 1</text:p>
        <text:p text:style-name="Standard">3 - 1</text:p>
        <text:p text:style-name="Standard">5 - 1</text:p>
        <text:p text:style-name="Standard">2 - 1</text:p>
        <text:p text:style-name="Standard">4 - 1</text:p>
        <text:p text:style-name="Standard">2 - 5</text:p>
        <text:p text:style-name="Standard">1 - 4</text:p>
        <text:p text:style-name="Standard">1 - 5</text:p>
        <text:p text:style-name="Standard">1 - 2</text:p>
        <text:p text:style-name="Standard">1 - 3</text:p>
        <text:p text:style-name="Standard">1 - 7</text:p>
        <text:p text:style-name="Standard">1 - 6</text:p>
        <text:p text:style-name="Standard">2 - 3</text:p>
        <text:p text:style-name="Standard">6 - 1</text:p>
        <text:p text:style-name="Standard">7 - 1</text:p>
        <text:p text:style-name="Standard">2 - 1</text:p>
        <text:p text:style-name="Standard">3 - 1</text:p>
        <text:p text:style-name="Standard">5 - 1</text:p>
        <text:p text:style-name="Standard">4 - 1</text:p>
        <text:p text:style-name="Standard">2 - 7</text:p>
        <text:p text:style-name="Standard">1 - 4</text:p>
        <text:p text:style-name="Standard">1 - 5</text:p>
        <text:p text:style-name="Standard">1 - 3</text:p>
        <text:p text:style-name="Standard">1 - 7</text:p>
        <text:p text:style-name="Standard">1 - 2</text:p>
        <text:p text:style-name="Standard">1 - 6</text:p>
        <text:p text:style-name="Standard">2 - 6</text:p>
        <text:p text:style-name="Standard">2 - 1</text:p>
        <text:p text:style-name="Standard">6 - 1</text:p>
        <text:p text:style-name="Standard">7 - 1</text:p>
        <text:p text:style-name="Standard">3 - 1</text:p>
        <text:p text:style-name="Standard">5 - 1</text:p>
        <text:p text:style-name="Standard">4 - 1</text:p>
        <text:p text:style-name="Standard">4 - 5</text:p>
        <text:p text:style-name="Standard">1 - 5</text:p>
        <text:p text:style-name="Standard">1 - 4</text:p>
        <text:p text:style-name="Standard">1 - 3</text:p>
        <text:p text:style-name="Standard">1 - 7</text:p>
        <text:p text:style-name="Standard">1 - 6</text:p>
        <text:p text:style-name="Standard">1 - 2</text:p>
        <text:p text:style-name="Standard">6 - 2</text:p>
        <text:p text:style-name="Standard">6 - 1</text:p>
        <text:p text:style-name="Standard">2 - 1</text:p>
        <text:p text:style-name="Standard">7 - 1</text:p>
        <text:p text:style-name="Standard">3 - 1</text:p>
        <text:p text:style-name="Standard">4 - 1</text:p>
        <text:p text:style-name="Standard">5 - 1</text:p>
        <text:p text:style-name="Standard">7 - 2</text:p>
        <text:p text:style-name="Standard">1 - 5</text:p>
        <text:p text:style-name="Standard">1 - 4</text:p>
        <text:p text:style-name="Standard">1 - 3</text:p>
        <text:p text:style-name="Standard">1 - 2</text:p>
        <text:p text:style-name="Standard">1 - 7</text:p>
        <text:p text:style-name="Standard">1 - 6</text:p>
        <text:p text:style-name="Standard">3 - 2</text:p>
        <text:p text:style-name="Standard">6 - 1</text:p>
        <text:p text:style-name="Standard">7 - 1</text:p>
        <text:p text:style-name="Standard">3 - 1</text:p>
        <text:p text:style-name="Standard">2 - 1</text:p>
        <text:p text:style-name="Standard">4 - 1</text:p>
        <text:p text:style-name="Standard">5 - 1</text:p>
        <text:p text:style-name="Standard">4 - 2</text:p>
        <text:p text:style-name="Standard">1 - 5</text:p>
        <text:p text:style-name="Standard">1 - 2</text:p>
        <text:p text:style-name="Standard">1 - 4</text:p>
        <text:p text:style-name="Standard">1 - 3</text:p>
        <text:p text:style-name="Standard">1 - 7</text:p>
        <text:p text:style-name="Standard">1 - 6</text:p>
        <text:p text:style-name="Standard">5 - 2</text:p>
        <text:p text:style-name="Standard">6 - 1</text:p>
        <text:p text:style-name="Standard">7 - 1</text:p>
        <text:p text:style-name="Standard">3 - 1</text:p>
        <text:p text:style-name="Standard">4 - 1</text:p>
        <text:p text:style-name="Standard">5 - 1</text:p>
        <text:p text:style-name="Standard">2 - 1</text:p>
        <text:p text:style-name="Standard">4 - 3</text:p>
        <text:p text:style-name="Standard">1 - 2</text:p>
        <text:p text:style-name="Standard">1 - 5</text:p>
        <text:p text:style-name="Standard">1 - 3</text:p>
        <text:p text:style-name="Standard">1 - 4</text:p>
        <text:p text:style-name="Standard">1 - 7</text:p>
        <text:p text:style-name="Standard">1 - 6</text:p>
        <text:p text:style-name="Standard">2 - 5</text:p>
        <text:p text:style-name="Standard">6 - 1</text:p>
        <text:p text:style-name="Standard">7 - 1</text:p>
        <text:p text:style-name="Standard">4 - 1</text:p>
        <text:p text:style-name="Standard">3 - 1</text:p>
        <text:p text:style-name="Standard">2 - 1</text:p>
        <text:p text:style-name="Standard">5 - 1</text:p>
        <text:p text:style-name="Standard">2 - 3</text:p>
        <text:p text:style-name="Standard">1 - 5</text:p>
        <text:p text:style-name="Standard">1 - 3</text:p>
        <text:p text:style-name="Standard">1 - 2</text:p>
        <text:p text:style-name="Standard">1 - 4</text:p>
        <text:p text:style-name="Standard">1 - 7</text:p>
        <text:p text:style-name="Standard">1 - 6</text:p>
        <text:p text:style-name="Standard">2 - 4</text:p>
        <text:p text:style-name="Standard">6 - 1</text:p>
        <text:p text:style-name="Standard">7 - 1</text:p>
        <text:p text:style-name="Standard">2 - 1</text:p>
        <text:p text:style-name="Standard">4 - 1</text:p>
        <text:p text:style-name="Standard">3 - 1</text:p>
        <text:p text:style-name="Standard">5 - 1</text:p>
        <text:p text:style-name="Standard">2 - 7</text:p>
        <text:p text:style-name="Standard">1 - 5</text:p>
        <text:p text:style-name="Standard">1 - 3</text:p>
        <text:p text:style-name="Standard">1 - 4</text:p>
        <text:p text:style-name="Standard">1 - 7</text:p>
        <text:p text:style-name="Standard">1 - 2</text:p>
        <text:p text:style-name="Standard">1 - 6</text:p>
        <text:p text:style-name="Standard">2 - 6</text:p>
        <text:p text:style-name="Standard">2 - 1</text:p>
        <text:p text:style-name="Standard">6 - 1</text:p>
        <text:p text:style-name="Standard">7 - 1</text:p>
        <text:p text:style-name="Standard">4 - 1</text:p>
        <text:p text:style-name="Standard">3 - 1</text:p>
        <text:p text:style-name="Standard">5 - 1</text:p>
        <text:p text:style-name="Standard">5 - 3</text:p>
        <text:p text:style-name="Standard">1 - 3</text:p>
        <text:p text:style-name="Standard">1 - 5</text:p>
        <text:p text:style-name="Standard">1 - 4</text:p>
        <text:p text:style-name="Standard">1 - 7</text:p>
        <text:p text:style-name="Standard">1 - 6</text:p>
        <text:p text:style-name="Standard">1 - 2</text:p>
        <text:p text:style-name="Standard">6 - 2</text:p>
        <text:p text:style-name="Standard">6 - 1</text:p>
        <text:p text:style-name="Standard">2 - 1</text:p>
        <text:p text:style-name="Standard">7 - 1</text:p>
        <text:p text:style-name="Standard">4 - 1</text:p>
        <text:p text:style-name="Standard">5 - 1</text:p>
        <text:p text:style-name="Standard">3 - 1</text:p>
        <text:p text:style-name="Standard">7 - 2</text:p>
        <text:p text:style-name="Standard">1 - 3</text:p>
        <text:p text:style-name="Standard">1 - 5</text:p>
        <text:p text:style-name="Standard">1 - 4</text:p>
        <text:p text:style-name="Standard">1 - 2</text:p>
        <text:p text:style-name="Standard">1 - 7</text:p>
        <text:p text:style-name="Standard">1 - 6</text:p>
        <text:p text:style-name="Standard">4 - 2</text:p>
        <text:p text:style-name="Standard">6 - 1</text:p>
        <text:p text:style-name="Standard">7 - 1</text:p>
        <text:p text:style-name="Standard">4 - 1</text:p>
        <text:p text:style-name="Standard">2 - 1</text:p>
        <text:p text:style-name="Standard">5 - 1</text:p>
        <text:p text:style-name="Standard">3 - 1</text:p>
        <text:p text:style-name="Standard">5 - 2</text:p>
        <text:p text:style-name="Standard">1 - 3</text:p>
        <text:p text:style-name="Standard">1 - 2</text:p>
        <text:p text:style-name="Standard">1 - 5</text:p>
        <text:p text:style-name="Standard">1 - 4</text:p>
        <text:p text:style-name="Standard">1 - 7</text:p>
        <text:p text:style-name="Standard">1 - 6</text:p>
        <text:p text:style-name="Standard">3 - 2</text:p>
        <text:p text:style-name="Standard">6 - 1</text:p>
        <text:p text:style-name="Standard">7 - 1</text:p>
        <text:p text:style-name="Standard">4 - 1</text:p>
        <text:p text:style-name="Standard">5 - 1</text:p>
        <text:p text:style-name="Standard">3 - 1</text:p>
        <text:p text:style-name="Standard">2 - 1</text:p>
        <text:p text:style-name="P4">4 - 7</text:p>
        <text:p text:style-name="Standard">1 - 2</text:p>
        <text:p text:style-name="Standard">1 - 3</text:p>
        <text:p text:style-name="Standard">1 - 5</text:p>
        <text:p text:style-name="Standard">1 - 7</text:p>
        <text:p text:style-name="Standard">1 - 4</text:p>
        <text:p text:style-name="Standard">1 - 6</text:p>
        <text:p text:style-name="Standard">2 - 3</text:p>
        <text:p text:style-name="Standard">6 - 1</text:p>
        <text:p text:style-name="Standard">4 - 1</text:p>
        <text:p text:style-name="Standard">7 - 1</text:p>
        <text:p text:style-name="Standard">5 - 1</text:p>
        <text:p text:style-name="Standard">2 - 1</text:p>
        <text:p text:style-name="Standard">3 - 1</text:p>
        <text:p text:style-name="Standard">2 - 5</text:p>
        <text:p text:style-name="Standard">1 - 3</text:p>
        <text:p text:style-name="Standard">1 - 5</text:p>
        <text:p text:style-name="Standard">1 - 2</text:p>
        <text:p text:style-name="Standard">1 - 7</text:p>
        <text:p text:style-name="Standard">1 - 4</text:p>
        <text:p text:style-name="Standard">1 - 6</text:p>
        <text:p text:style-name="Standard">2 - 7</text:p>
        <text:p text:style-name="Standard">6 - 1</text:p>
        <text:p text:style-name="Standard">4 - 1</text:p>
        <text:p text:style-name="Standard">2 - 1</text:p>
        <text:p text:style-name="Standard">7 - 1</text:p>
        <text:p text:style-name="Standard">5 - 1</text:p>
        <text:p text:style-name="Standard">3 - 1</text:p>
        <text:p text:style-name="Standard">2 - 4</text:p>
        <text:p text:style-name="Standard">1 - 3</text:p>
        <text:p text:style-name="Standard">1 - 5</text:p>
        <text:p text:style-name="Standard">1 - 7</text:p>
        <text:p text:style-name="Standard">1 - 4</text:p>
        <text:p text:style-name="Standard">1 - 2</text:p>
        <text:p text:style-name="Standard">1 - 6</text:p>
        <text:p text:style-name="Standard">2 - 6</text:p>
        <text:p text:style-name="Standard">2 - 1</text:p>
        <text:p text:style-name="Standard">6 - 1</text:p>
        <text:p text:style-name="Standard">4 - 1</text:p>
        <text:p text:style-name="Standard">7 - 1</text:p>
        <text:p text:style-name="Standard">5 - 1</text:p>
        <text:p text:style-name="Standard">3 - 1</text:p>
        <text:p text:style-name="Standard">3 - 5</text:p>
        <text:p text:style-name="Standard">1 - 5</text:p>
        <text:p text:style-name="Standard">1 - 3</text:p>
        <text:p text:style-name="Standard">1 - 7</text:p>
        <text:p text:style-name="Standard">1 - 4</text:p>
        <text:p text:style-name="Standard">1 - 6</text:p>
        <text:p text:style-name="Standard">1 - 2</text:p>
        <text:p text:style-name="Standard">6 - 2</text:p>
        <text:p text:style-name="Standard">6 - 1</text:p>
        <text:p text:style-name="Standard">2 - 1</text:p>
        <text:p text:style-name="Standard">4 - 1</text:p>
        <text:p text:style-name="Standard">7 - 1</text:p>
        <text:p text:style-name="Standard">3 - 1</text:p>
        <text:p text:style-name="Standard">5 - 1</text:p>
        <text:p text:style-name="Standard">4 - 2</text:p>
        <text:p text:style-name="Standard">1 - 5</text:p>
        <text:p text:style-name="Standard">1 - 3</text:p>
        <text:p text:style-name="Standard">1 - 7</text:p>
        <text:p text:style-name="Standard">1 - 2</text:p>
        <text:p text:style-name="Standard">1 - 4</text:p>
        <text:p text:style-name="Standard">1 - 6</text:p>
        <text:p text:style-name="Standard">7 - 2</text:p>
        <text:p text:style-name="Standard">6 - 1</text:p>
        <text:p text:style-name="Standard">4 - 1</text:p>
        <text:p text:style-name="Standard">7 - 1</text:p>
        <text:p text:style-name="Standard">2 - 1</text:p>
        <text:p text:style-name="Standard">3 - 1</text:p>
        <text:p text:style-name="Standard">5 - 1</text:p>
        <text:p text:style-name="Standard">3 - 2</text:p>
        <text:p text:style-name="Standard">1 - 5</text:p>
        <text:p text:style-name="Standard">1 - 2</text:p>
        <text:p text:style-name="Standard">1 - 3</text:p>
        <text:p text:style-name="Standard">1 - 7</text:p>
        <text:p text:style-name="Standard">1 - 4</text:p>
        <text:p text:style-name="Standard">1 - 6</text:p>
        <text:p text:style-name="Standard">5 - 2</text:p>
        <text:p text:style-name="Standard">6 - 1</text:p>
        <text:p text:style-name="Standard">4 - 1</text:p>
        <text:p text:style-name="Standard">7 - 1</text:p>
        <text:p text:style-name="Standard">3 - 1</text:p>
        <text:p text:style-name="Standard">5 - 1</text:p>
        <text:p text:style-name="Standard">2 - 1</text:p>
        <text:p text:style-name="Standard">3 - 7</text:p>
        <text:p text:style-name="Standard">1 - 2</text:p>
        <text:p text:style-name="Standard">1 - 5</text:p>
        <text:p text:style-name="Standard">1 - 7</text:p>
        <text:p text:style-name="Standard">1 - 3</text:p>
        <text:p text:style-name="Standard">1 - 4</text:p>
        <text:p text:style-name="Standard">1 - 6</text:p>
        <text:p text:style-name="Standard">2 - 5</text:p>
        <text:p text:style-name="Standard">6 - 1</text:p>
        <text:p text:style-name="Standard">4 - 1</text:p>
        <text:p text:style-name="Standard">3 - 1</text:p>
        <text:p text:style-name="Standard">7 - 1</text:p>
        <text:p text:style-name="Standard">2 - 1</text:p>
        <text:p text:style-name="Standard">5 - 1</text:p>
        <text:p text:style-name="Standard">2 - 7</text:p>
        <text:p text:style-name="Standard">1 - 5</text:p>
        <text:p text:style-name="Standard">1 - 7</text:p>
        <text:p text:style-name="Standard">1 - 2</text:p>
        <text:p text:style-name="Standard">1 - 3</text:p>
        <text:p text:style-name="Standard">1 - 4</text:p>
        <text:p text:style-name="Standard">1 - 6</text:p>
        <text:p text:style-name="Standard">2 - 3</text:p>
        <text:p text:style-name="Standard">6 - 1</text:p>
        <text:p text:style-name="Standard">4 - 1</text:p>
        <text:p text:style-name="Standard">2 - 1</text:p>
        <text:p text:style-name="Standard">3 - 1</text:p>
        <text:p text:style-name="Standard">7 - 1</text:p>
        <text:p text:style-name="Standard">5 - 1</text:p>
        <text:p text:style-name="Standard">2 - 4</text:p>
        <text:p text:style-name="Standard">1 - 5</text:p>
        <text:p text:style-name="Standard">1 - 7</text:p>
        <text:p text:style-name="Standard">1 - 3</text:p>
        <text:p text:style-name="Standard">1 - 4</text:p>
        <text:p text:style-name="Standard">1 - 2</text:p>
        <text:p text:style-name="Standard">1 - 6</text:p>
        <text:p text:style-name="Standard">2 - 6</text:p>
        <text:p text:style-name="Standard">2 - 1</text:p>
        <text:p text:style-name="Standard">6 - 1</text:p>
        <text:p text:style-name="Standard">4 - 1</text:p>
        <text:p text:style-name="Standard">3 - 1</text:p>
        <text:p text:style-name="Standard">7 - 1</text:p>
        <text:p text:style-name="Standard">5 - 1</text:p>
        <text:p text:style-name="Standard">5 - 7</text:p>
        <text:p text:style-name="Standard">1 - 7</text:p>
        <text:p text:style-name="Standard">1 - 5</text:p>
        <text:p text:style-name="Standard">1 - 3</text:p>
        <text:p text:style-name="Standard">1 - 4</text:p>
        <text:p text:style-name="Standard">1 - 6</text:p>
        <text:p text:style-name="Standard">1 - 2</text:p>
        <text:p text:style-name="Standard">6 - 2</text:p>
        <text:p text:style-name="Standard">6 - 1</text:p>
        <text:p text:style-name="Standard">2 - 1</text:p>
        <text:p text:style-name="Standard">4 - 1</text:p>
        <text:p text:style-name="Standard">3 - 1</text:p>
        <text:p text:style-name="Standard">5 - 1</text:p>
        <text:p text:style-name="Standard">7 - 1</text:p>
        <text:p text:style-name="Standard">4 - 2</text:p>
        <text:p text:style-name="Standard">1 - 7</text:p>
        <text:p text:style-name="Standard">1 - 5</text:p>
        <text:p text:style-name="Standard">1 - 3</text:p>
        <text:p text:style-name="Standard">1 - 2</text:p>
        <text:p text:style-name="Standard">1 - 4</text:p>
        <text:p text:style-name="Standard">1 - 6</text:p>
        <text:p text:style-name="Standard">3 - 2</text:p>
        <text:p text:style-name="Standard">6 - 1</text:p>
        <text:p text:style-name="Standard">4 - 1</text:p>
        <text:p text:style-name="Standard">3 - 1</text:p>
        <text:p text:style-name="Standard">2 - 1</text:p>
        <text:p text:style-name="Standard">5 - 1</text:p>
        <text:p text:style-name="Standard">7 - 1</text:p>
        <text:p text:style-name="Standard">5 - 2</text:p>
        <text:p text:style-name="Standard">1 - 7</text:p>
        <text:p text:style-name="Standard">1 - 2</text:p>
        <text:p text:style-name="Standard">1 - 5</text:p>
        <text:p text:style-name="Standard">1 - 3</text:p>
        <text:p text:style-name="Standard">1 - 4</text:p>
        <text:p text:style-name="Standard">1 - 6</text:p>
        <text:p text:style-name="Standard">7 - 2</text:p>
        <text:p text:style-name="Standard">6 - 1</text:p>
        <text:p text:style-name="Standard">4 - 1</text:p>
        <text:p text:style-name="Standard">3 - 1</text:p>
        <text:p text:style-name="Standard">5 - 1</text:p>
        <text:p text:style-name="Standard">7 - 1</text:p>
        <text:p text:style-name="Standard">2 - 1</text:p>
        <text:p text:style-name="Standard">5 - 3</text:p>
        <text:p text:style-name="Standard">1 - 2</text:p>
        <text:p text:style-name="Standard">1 - 7</text:p>
        <text:p text:style-name="Standard">1 - 3</text:p>
        <text:p text:style-name="Standard">1 - 5</text:p>
        <text:p text:style-name="Standard">1 - 4</text:p>
        <text:p text:style-name="Standard">1 - 6</text:p>
        <text:p text:style-name="Standard">2 - 7</text:p>
        <text:p text:style-name="Standard">6 - 1</text:p>
        <text:p text:style-name="Standard">4 - 1</text:p>
        <text:p text:style-name="Standard">5 - 1</text:p>
        <text:p text:style-name="Standard">3 - 1</text:p>
        <text:p text:style-name="Standard">2 - 1</text:p>
        <text:p text:style-name="Standard">7 - 1</text:p>
        <text:p text:style-name="Standard">2 - 3</text:p>
        <text:p text:style-name="Standard">1 - 7</text:p>
        <text:p text:style-name="Standard">1 - 3</text:p>
        <text:p text:style-name="Standard">1 - 2</text:p>
        <text:p text:style-name="Standard">1 - 5</text:p>
        <text:p text:style-name="Standard">1 - 4</text:p>
        <text:p text:style-name="Standard">1 - 6</text:p>
        <text:p text:style-name="Standard">2 - 5</text:p>
        <text:p text:style-name="Standard">6 - 1</text:p>
        <text:p text:style-name="Standard">4 - 1</text:p>
        <text:p text:style-name="Standard">2 - 1</text:p>
        <text:p text:style-name="Standard">5 - 1</text:p>
        <text:p text:style-name="Standard">3 - 1</text:p>
        <text:p text:style-name="Standard">7 - 1</text:p>
        <text:p text:style-name="Standard">2 - 4</text:p>
        <text:p text:style-name="Standard">1 - 7</text:p>
        <text:p text:style-name="Standard">1 - 3</text:p>
        <text:p text:style-name="Standard">1 - 5</text:p>
        <text:p text:style-name="Standard">1 - 4</text:p>
        <text:p text:style-name="Standard">1 - 2</text:p>
        <text:p text:style-name="Standard">1 - 6</text:p>
        <text:p text:style-name="Standard">2 - 6</text:p>
        <text:p text:style-name="Standard">2 - 1</text:p>
        <text:p text:style-name="Standard">6 - 1</text:p>
        <text:p text:style-name="Standard">4 - 1</text:p>
        <text:p text:style-name="Standard">5 - 1</text:p>
        <text:p text:style-name="Standard">3 - 1</text:p>
        <text:p text:style-name="Standard">7 - 1</text:p>
        <text:p text:style-name="Standard">7 - 3</text:p>
        <text:p text:style-name="Standard">1 - 3</text:p>
        <text:p text:style-name="Standard">1 - 7</text:p>
        <text:p text:style-name="Standard">1 - 5</text:p>
        <text:p text:style-name="Standard">1 - 4</text:p>
        <text:p text:style-name="Standard">1 - 6</text:p>
        <text:p text:style-name="Standard">1 - 2</text:p>
        <text:p text:style-name="Standard">6 - 2</text:p>
        <text:p text:style-name="Standard">6 - 1</text:p>
        <text:p text:style-name="Standard">2 - 1</text:p>
        <text:p text:style-name="Standard">4 - 1</text:p>
        <text:p text:style-name="Standard">5 - 1</text:p>
        <text:p text:style-name="Standard">7 - 1</text:p>
        <text:p text:style-name="Standard">3 - 1</text:p>
        <text:p text:style-name="Standard">4 - 2</text:p>
        <text:p text:style-name="Standard">1 - 3</text:p>
        <text:p text:style-name="Standard">1 - 7</text:p>
        <text:p text:style-name="Standard">1 - 5</text:p>
        <text:p text:style-name="Standard">1 - 2</text:p>
        <text:p text:style-name="Standard">1 - 4</text:p>
        <text:p text:style-name="Standard">1 - 6</text:p>
        <text:p text:style-name="Standard">5 - 2</text:p>
        <text:p text:style-name="Standard">6 - 1</text:p>
        <text:p text:style-name="Standard">4 - 1</text:p>
        <text:p text:style-name="Standard">5 - 1</text:p>
        <text:p text:style-name="Standard">2 - 1</text:p>
        <text:p text:style-name="Standard">7 - 1</text:p>
        <text:p text:style-name="Standard">3 - 1</text:p>
        <text:p text:style-name="Standard">7 - 2</text:p>
        <text:p text:style-name="Standard">1 - 3</text:p>
        <text:p text:style-name="Standard">1 - 2</text:p>
        <text:p text:style-name="Standard">1 - 7</text:p>
        <text:p text:style-name="Standard">1 - 5</text:p>
        <text:p text:style-name="Standard">1 - 4</text:p>
        <text:p text:style-name="Standard">1 - 6</text:p>
        <text:p text:style-name="Standard">3 - 2</text:p>
        <text:p text:style-name="Standard">6 - 1</text:p>
        <text:p text:style-name="Standard">4 - 1</text:p>
        <text:p text:style-name="Standard">5 - 1</text:p>
        <text:p text:style-name="Standard">7 - 1</text:p>
        <text:p text:style-name="Standard">3 - 1</text:p>
        <text:p text:style-name="Standard">2 - 1</text:p>
        <text:p text:style-name="P4">4 - 6</text:p>
        <text:p text:style-name="Standard">1 - 2</text:p>
        <text:p text:style-name="Standard">1 - 3</text:p>
        <text:p text:style-name="Standard">1 - 7</text:p>
        <text:p text:style-name="Standard">1 - 5</text:p>
        <text:p text:style-name="Standard">1 - 6</text:p>
        <text:p text:style-name="Standard">1 - 4</text:p>
        <text:p text:style-name="Standard">2 - 3</text:p>
        <text:p text:style-name="Standard">4 - 1</text:p>
        <text:p text:style-name="Standard">6 - 1</text:p>
        <text:p text:style-name="Standard">5 - 1</text:p>
        <text:p text:style-name="Standard">7 - 1</text:p>
        <text:p text:style-name="Standard">2 - 1</text:p>
        <text:p text:style-name="Standard">3 - 1</text:p>
        <text:p text:style-name="Standard">2 - 7</text:p>
        <text:p text:style-name="Standard">1 - 3</text:p>
        <text:p text:style-name="Standard">1 - 7</text:p>
        <text:p text:style-name="Standard">1 - 2</text:p>
        <text:p text:style-name="Standard">1 - 5</text:p>
        <text:p text:style-name="Standard">1 - 6</text:p>
        <text:p text:style-name="Standard">1 - 4</text:p>
        <text:p text:style-name="Standard">2 - 5</text:p>
        <text:p text:style-name="Standard">4 - 1</text:p>
        <text:p text:style-name="Standard">6 - 1</text:p>
        <text:p text:style-name="Standard">2 - 1</text:p>
        <text:p text:style-name="Standard">5 - 1</text:p>
        <text:p text:style-name="Standard">7 - 1</text:p>
        <text:p text:style-name="Standard">3 - 1</text:p>
        <text:p text:style-name="Standard">2 - 6</text:p>
        <text:p text:style-name="Standard">1 - 3</text:p>
        <text:p text:style-name="Standard">1 - 7</text:p>
        <text:p text:style-name="Standard">1 - 5</text:p>
        <text:p text:style-name="Standard">1 - 6</text:p>
        <text:p text:style-name="Standard">1 - 2</text:p>
        <text:p text:style-name="Standard">1 - 4</text:p>
        <text:p text:style-name="Standard">2 - 4</text:p>
        <text:p text:style-name="Standard">2 - 1</text:p>
        <text:p text:style-name="Standard">4 - 1</text:p>
        <text:p text:style-name="Standard">6 - 1</text:p>
        <text:p text:style-name="Standard">5 - 1</text:p>
        <text:p text:style-name="Standard">7 - 1</text:p>
        <text:p text:style-name="Standard">3 - 1</text:p>
        <text:p text:style-name="Standard">3 - 7</text:p>
        <text:p text:style-name="Standard">1 - 7</text:p>
        <text:p text:style-name="Standard">1 - 3</text:p>
        <text:p text:style-name="Standard">1 - 5</text:p>
        <text:p text:style-name="Standard">1 - 6</text:p>
        <text:p text:style-name="Standard">1 - 4</text:p>
        <text:p text:style-name="Standard">1 - 2</text:p>
        <text:p text:style-name="Standard">4 - 2</text:p>
        <text:p text:style-name="Standard">4 - 1</text:p>
        <text:p text:style-name="Standard">2 - 1</text:p>
        <text:p text:style-name="Standard">6 - 1</text:p>
        <text:p text:style-name="Standard">5 - 1</text:p>
        <text:p text:style-name="Standard">3 - 1</text:p>
        <text:p text:style-name="Standard">7 - 1</text:p>
        <text:p text:style-name="Standard">6 - 2</text:p>
        <text:p text:style-name="Standard">1 - 7</text:p>
        <text:p text:style-name="Standard">1 - 3</text:p>
        <text:p text:style-name="Standard">1 - 5</text:p>
        <text:p text:style-name="Standard">1 - 2</text:p>
        <text:p text:style-name="Standard">1 - 6</text:p>
        <text:p text:style-name="Standard">1 - 4</text:p>
        <text:p text:style-name="Standard">5 - 2</text:p>
        <text:p text:style-name="Standard">4 - 1</text:p>
        <text:p text:style-name="Standard">6 - 1</text:p>
        <text:p text:style-name="Standard">5 - 1</text:p>
        <text:p text:style-name="Standard">2 - 1</text:p>
        <text:p text:style-name="Standard">3 - 1</text:p>
        <text:p text:style-name="Standard">7 - 1</text:p>
        <text:p text:style-name="Standard">3 - 2</text:p>
        <text:p text:style-name="Standard">1 - 7</text:p>
        <text:p text:style-name="Standard">1 - 2</text:p>
        <text:p text:style-name="Standard">1 - 3</text:p>
        <text:p text:style-name="Standard">1 - 5</text:p>
        <text:p text:style-name="Standard">1 - 6</text:p>
        <text:p text:style-name="Standard">1 - 4</text:p>
        <text:p text:style-name="Standard">7 - 2</text:p>
        <text:p text:style-name="Standard">4 - 1</text:p>
        <text:p text:style-name="Standard">6 - 1</text:p>
        <text:p text:style-name="Standard">5 - 1</text:p>
        <text:p text:style-name="Standard">3 - 1</text:p>
        <text:p text:style-name="Standard">7 - 1</text:p>
        <text:p text:style-name="Standard">2 - 1</text:p>
        <text:p text:style-name="Standard">3 - 5</text:p>
        <text:p text:style-name="Standard">1 - 2</text:p>
        <text:p text:style-name="Standard">1 - 7</text:p>
        <text:p text:style-name="Standard">1 - 5</text:p>
        <text:p text:style-name="Standard">1 - 3</text:p>
        <text:p text:style-name="Standard">1 - 6</text:p>
        <text:p text:style-name="Standard">1 - 4</text:p>
        <text:p text:style-name="Standard">2 - 7</text:p>
        <text:p text:style-name="Standard">4 - 1</text:p>
        <text:p text:style-name="Standard">6 - 1</text:p>
        <text:p text:style-name="Standard">3 - 1</text:p>
        <text:p text:style-name="Standard">5 - 1</text:p>
        <text:p text:style-name="Standard">2 - 1</text:p>
        <text:p text:style-name="Standard">7 - 1</text:p>
        <text:p text:style-name="Standard">2 - 5</text:p>
        <text:p text:style-name="Standard">1 - 7</text:p>
        <text:p text:style-name="Standard">1 - 5</text:p>
        <text:p text:style-name="Standard">1 - 2</text:p>
        <text:p text:style-name="Standard">1 - 3</text:p>
        <text:p text:style-name="Standard">1 - 6</text:p>
        <text:p text:style-name="Standard">1 - 4</text:p>
        <text:p text:style-name="Standard">2 - 3</text:p>
        <text:p text:style-name="Standard">4 - 1</text:p>
        <text:p text:style-name="Standard">6 - 1</text:p>
        <text:p text:style-name="Standard">2 - 1</text:p>
        <text:p text:style-name="Standard">3 - 1</text:p>
        <text:p text:style-name="Standard">5 - 1</text:p>
        <text:p text:style-name="Standard">7 - 1</text:p>
        <text:p text:style-name="Standard">2 - 6</text:p>
        <text:p text:style-name="Standard">1 - 7</text:p>
        <text:p text:style-name="Standard">1 - 5</text:p>
        <text:p text:style-name="Standard">1 - 3</text:p>
        <text:p text:style-name="Standard">1 - 6</text:p>
        <text:p text:style-name="Standard">1 - 2</text:p>
        <text:p text:style-name="Standard">1 - 4</text:p>
        <text:p text:style-name="Standard">2 - 4</text:p>
        <text:p text:style-name="Standard">2 - 1</text:p>
        <text:p text:style-name="Standard">4 - 1</text:p>
        <text:p text:style-name="Standard">6 - 1</text:p>
        <text:p text:style-name="Standard">3 - 1</text:p>
        <text:p text:style-name="Standard">5 - 1</text:p>
        <text:p text:style-name="Standard">7 - 1</text:p>
        <text:p text:style-name="Standard">7 - 5</text:p>
        <text:p text:style-name="Standard">1 - 5</text:p>
        <text:p text:style-name="Standard">1 - 7</text:p>
        <text:p text:style-name="Standard">1 - 3</text:p>
        <text:p text:style-name="Standard">1 - 6</text:p>
        <text:p text:style-name="Standard">1 - 4</text:p>
        <text:p text:style-name="Standard">1 - 2</text:p>
        <text:p text:style-name="Standard">4 - 2</text:p>
        <text:p text:style-name="Standard">4 - 1</text:p>
        <text:p text:style-name="Standard">2 - 1</text:p>
        <text:p text:style-name="Standard">6 - 1</text:p>
        <text:p text:style-name="Standard">3 - 1</text:p>
        <text:p text:style-name="Standard">7 - 1</text:p>
        <text:p text:style-name="Standard">5 - 1</text:p>
        <text:p text:style-name="Standard">6 - 2</text:p>
        <text:p text:style-name="Standard">1 - 5</text:p>
        <text:p text:style-name="Standard">1 - 7</text:p>
        <text:p text:style-name="Standard">1 - 3</text:p>
        <text:p text:style-name="Standard">1 - 2</text:p>
        <text:p text:style-name="Standard">1 - 6</text:p>
        <text:p text:style-name="Standard">1 - 4</text:p>
        <text:p text:style-name="Standard">3 - 2</text:p>
        <text:p text:style-name="Standard">4 - 1</text:p>
        <text:p text:style-name="Standard">6 - 1</text:p>
        <text:p text:style-name="Standard">3 - 1</text:p>
        <text:p text:style-name="Standard">2 - 1</text:p>
        <text:p text:style-name="Standard">7 - 1</text:p>
        <text:p text:style-name="Standard">5 - 1</text:p>
        <text:p text:style-name="Standard">7 - 2</text:p>
        <text:p text:style-name="Standard">1 - 5</text:p>
        <text:p text:style-name="Standard">1 - 2</text:p>
        <text:p text:style-name="Standard">1 - 7</text:p>
        <text:p text:style-name="Standard">1 - 3</text:p>
        <text:p text:style-name="Standard">1 - 6</text:p>
        <text:p text:style-name="Standard">1 - 4</text:p>
        <text:p text:style-name="Standard">5 - 2</text:p>
        <text:p text:style-name="Standard">4 - 1</text:p>
        <text:p text:style-name="Standard">6 - 1</text:p>
        <text:p text:style-name="Standard">3 - 1</text:p>
        <text:p text:style-name="Standard">7 - 1</text:p>
        <text:p text:style-name="Standard">5 - 1</text:p>
        <text:p text:style-name="Standard">2 - 1</text:p>
        <text:p text:style-name="Standard">7 - 3</text:p>
        <text:p text:style-name="Standard">1 - 2</text:p>
        <text:p text:style-name="Standard">1 - 5</text:p>
        <text:p text:style-name="Standard">1 - 3</text:p>
        <text:p text:style-name="Standard">1 - 7</text:p>
        <text:p text:style-name="Standard">1 - 6</text:p>
        <text:p text:style-name="Standard">1 - 4</text:p>
        <text:p text:style-name="Standard">2 - 5</text:p>
        <text:p text:style-name="Standard">4 - 1</text:p>
        <text:p text:style-name="Standard">6 - 1</text:p>
        <text:p text:style-name="Standard">7 - 1</text:p>
        <text:p text:style-name="Standard">3 - 1</text:p>
        <text:p text:style-name="Standard">2 - 1</text:p>
        <text:p text:style-name="Standard">5 - 1</text:p>
        <text:p text:style-name="Standard">2 - 3</text:p>
        <text:p text:style-name="Standard">1 - 5</text:p>
        <text:p text:style-name="Standard">1 - 3</text:p>
        <text:p text:style-name="Standard">1 - 2</text:p>
        <text:p text:style-name="Standard">1 - 7</text:p>
        <text:p text:style-name="Standard">1 - 6</text:p>
        <text:p text:style-name="Standard">1 - 4</text:p>
        <text:p text:style-name="Standard">2 - 7</text:p>
        <text:p text:style-name="Standard">4 - 1</text:p>
        <text:p text:style-name="Standard">6 - 1</text:p>
        <text:p text:style-name="Standard">2 - 1</text:p>
        <text:p text:style-name="Standard">7 - 1</text:p>
        <text:p text:style-name="Standard">3 - 1</text:p>
        <text:p text:style-name="Standard">5 - 1</text:p>
        <text:p text:style-name="Standard">2 - 6</text:p>
        <text:p text:style-name="Standard">1 - 5</text:p>
        <text:p text:style-name="Standard">1 - 3</text:p>
        <text:p text:style-name="Standard">1 - 7</text:p>
        <text:p text:style-name="Standard">1 - 6</text:p>
        <text:p text:style-name="Standard">1 - 2</text:p>
        <text:p text:style-name="Standard">1 - 4</text:p>
        <text:p text:style-name="Standard">2 - 4</text:p>
        <text:p text:style-name="Standard">2 - 1</text:p>
        <text:p text:style-name="Standard">4 - 1</text:p>
        <text:p text:style-name="Standard">6 - 1</text:p>
        <text:p text:style-name="Standard">7 - 1</text:p>
        <text:p text:style-name="Standard">3 - 1</text:p>
        <text:p text:style-name="Standard">5 - 1</text:p>
        <text:p text:style-name="Standard">5 - 3</text:p>
        <text:p text:style-name="Standard">1 - 3</text:p>
        <text:p text:style-name="Standard">1 - 5</text:p>
        <text:p text:style-name="Standard">1 - 7</text:p>
        <text:p text:style-name="Standard">1 - 6</text:p>
        <text:p text:style-name="Standard">1 - 4</text:p>
        <text:p text:style-name="Standard">1 - 2</text:p>
        <text:p text:style-name="Standard">4 - 2</text:p>
        <text:p text:style-name="Standard">4 - 1</text:p>
        <text:p text:style-name="Standard">2 - 1</text:p>
        <text:p text:style-name="Standard">6 - 1</text:p>
        <text:p text:style-name="Standard">7 - 1</text:p>
        <text:p text:style-name="Standard">5 - 1</text:p>
        <text:p text:style-name="Standard">3 - 1</text:p>
        <text:p text:style-name="Standard">6 - 2</text:p>
        <text:p text:style-name="Standard">1 - 3</text:p>
        <text:p text:style-name="Standard">1 - 5</text:p>
        <text:p text:style-name="Standard">1 - 7</text:p>
        <text:p text:style-name="Standard">1 - 2</text:p>
        <text:p text:style-name="Standard">1 - 6</text:p>
        <text:p text:style-name="Standard">1 - 4</text:p>
        <text:p text:style-name="Standard">7 - 2</text:p>
        <text:p text:style-name="Standard">4 - 1</text:p>
        <text:p text:style-name="Standard">6 - 1</text:p>
        <text:p text:style-name="Standard">7 - 1</text:p>
        <text:p text:style-name="Standard">2 - 1</text:p>
        <text:p text:style-name="Standard">5 - 1</text:p>
        <text:p text:style-name="Standard">3 - 1</text:p>
        <text:p text:style-name="Standard">5 - 2</text:p>
        <text:p text:style-name="Standard">1 - 3</text:p>
        <text:p text:style-name="Standard">1 - 2</text:p>
        <text:p text:style-name="Standard">1 - 5</text:p>
        <text:p text:style-name="Standard">1 - 7</text:p>
        <text:p text:style-name="Standard">1 - 6</text:p>
        <text:p text:style-name="Standard">1 - 4</text:p>
        <text:p text:style-name="Standard">3 - 2</text:p>
        <text:p text:style-name="Standard">4 - 1</text:p>
        <text:p text:style-name="Standard">6 - 1</text:p>
        <text:p text:style-name="Standard">7 - 1</text:p>
        <text:p text:style-name="Standard">5 - 1</text:p>
        <text:p text:style-name="Standard">3 - 1</text:p>
        <text:p text:style-name="Standard">2 - 1</text:p>
        <text:p text:style-name="P4">7 - 6</text:p>
        <text:p text:style-name="Standard">1 - 2</text:p>
        <text:p text:style-name="Standard">1 - 3</text:p>
        <text:p text:style-name="Standard">1 - 5</text:p>
        <text:p text:style-name="Standard">1 - 6</text:p>
        <text:p text:style-name="Standard">1 - 7</text:p>
        <text:p text:style-name="Standard">1 - 4</text:p>
        <text:p text:style-name="Standard">2 - 3</text:p>
        <text:p text:style-name="Standard">4 - 1</text:p>
        <text:p text:style-name="Standard">7 - 1</text:p>
        <text:p text:style-name="Standard">6 - 1</text:p>
        <text:p text:style-name="Standard">5 - 1</text:p>
        <text:p text:style-name="Standard">2 - 1</text:p>
        <text:p text:style-name="Standard">3 - 1</text:p>
        <text:p text:style-name="Standard">2 - 5</text:p>
        <text:p text:style-name="Standard">1 - 3</text:p>
        <text:p text:style-name="Standard">1 - 5</text:p>
        <text:p text:style-name="Standard">1 - 2</text:p>
        <text:p text:style-name="Standard">1 - 6</text:p>
        <text:p text:style-name="Standard">1 - 7</text:p>
        <text:p text:style-name="Standard">1 - 4</text:p>
        <text:p text:style-name="Standard">2 - 6</text:p>
        <text:p text:style-name="Standard">4 - 1</text:p>
        <text:p text:style-name="Standard">7 - 1</text:p>
        <text:p text:style-name="Standard">2 - 1</text:p>
        <text:p text:style-name="Standard">6 - 1</text:p>
        <text:p text:style-name="Standard">5 - 1</text:p>
        <text:p text:style-name="Standard">3 - 1</text:p>
        <text:p text:style-name="Standard">2 - 7</text:p>
        <text:p text:style-name="Standard">1 - 3</text:p>
        <text:p text:style-name="Standard">1 - 5</text:p>
        <text:p text:style-name="Standard">1 - 6</text:p>
        <text:p text:style-name="Standard">1 - 7</text:p>
        <text:p text:style-name="Standard">1 - 2</text:p>
        <text:p text:style-name="Standard">1 - 4</text:p>
        <text:p text:style-name="Standard">2 - 4</text:p>
        <text:p text:style-name="Standard">2 - 1</text:p>
        <text:p text:style-name="Standard">4 - 1</text:p>
        <text:p text:style-name="Standard">7 - 1</text:p>
        <text:p text:style-name="Standard">6 - 1</text:p>
        <text:p text:style-name="Standard">5 - 1</text:p>
        <text:p text:style-name="Standard">3 - 1</text:p>
        <text:p text:style-name="Standard">3 - 5</text:p>
        <text:p text:style-name="Standard">1 - 5</text:p>
        <text:p text:style-name="Standard">1 - 3</text:p>
        <text:p text:style-name="Standard">1 - 6</text:p>
        <text:p text:style-name="Standard">1 - 7</text:p>
        <text:p text:style-name="Standard">1 - 4</text:p>
        <text:p text:style-name="Standard">1 - 2</text:p>
        <text:p text:style-name="Standard">4 - 2</text:p>
        <text:p text:style-name="Standard">4 - 1</text:p>
        <text:p text:style-name="Standard">2 - 1</text:p>
        <text:p text:style-name="Standard">7 - 1</text:p>
        <text:p text:style-name="Standard">6 - 1</text:p>
        <text:p text:style-name="Standard">3 - 1</text:p>
        <text:p text:style-name="Standard">5 - 1</text:p>
        <text:p text:style-name="Standard">7 - 2</text:p>
        <text:p text:style-name="Standard">1 - 5</text:p>
        <text:p text:style-name="Standard">1 - 3</text:p>
        <text:p text:style-name="Standard">1 - 6</text:p>
        <text:p text:style-name="Standard">1 - 2</text:p>
        <text:p text:style-name="Standard">1 - 7</text:p>
        <text:p text:style-name="Standard">1 - 4</text:p>
        <text:p text:style-name="Standard">6 - 2</text:p>
        <text:p text:style-name="Standard">4 - 1</text:p>
        <text:p text:style-name="Standard">7 - 1</text:p>
        <text:p text:style-name="Standard">6 - 1</text:p>
        <text:p text:style-name="Standard">2 - 1</text:p>
        <text:p text:style-name="Standard">3 - 1</text:p>
        <text:p text:style-name="Standard">5 - 1</text:p>
        <text:p text:style-name="Standard">3 - 2</text:p>
        <text:p text:style-name="Standard">1 - 5</text:p>
        <text:p text:style-name="Standard">1 - 2</text:p>
        <text:p text:style-name="Standard">1 - 3</text:p>
        <text:p text:style-name="Standard">1 - 6</text:p>
        <text:p text:style-name="Standard">1 - 7</text:p>
        <text:p text:style-name="Standard">1 - 4</text:p>
        <text:p text:style-name="Standard">5 - 2</text:p>
        <text:p text:style-name="Standard">4 - 1</text:p>
        <text:p text:style-name="Standard">7 - 1</text:p>
        <text:p text:style-name="Standard">6 - 1</text:p>
        <text:p text:style-name="Standard">3 - 1</text:p>
        <text:p text:style-name="Standard">5 - 1</text:p>
        <text:p text:style-name="Standard">2 - 1</text:p>
        <text:p text:style-name="Standard">3 - 6</text:p>
        <text:p text:style-name="Standard">1 - 2</text:p>
        <text:p text:style-name="Standard">1 - 5</text:p>
        <text:p text:style-name="Standard">1 - 6</text:p>
        <text:p text:style-name="Standard">1 - 3</text:p>
        <text:p text:style-name="Standard">1 - 7</text:p>
        <text:p text:style-name="Standard">1 - 4</text:p>
        <text:p text:style-name="Standard">2 - 5</text:p>
        <text:p text:style-name="Standard">4 - 1</text:p>
        <text:p text:style-name="Standard">7 - 1</text:p>
        <text:p text:style-name="Standard">3 - 1</text:p>
        <text:p text:style-name="Standard">6 - 1</text:p>
        <text:p text:style-name="Standard">2 - 1</text:p>
        <text:p text:style-name="Standard">5 - 1</text:p>
        <text:p text:style-name="Standard">2 - 6</text:p>
        <text:p text:style-name="Standard">1 - 5</text:p>
        <text:p text:style-name="Standard">1 - 6</text:p>
        <text:p text:style-name="Standard">1 - 2</text:p>
        <text:p text:style-name="Standard">1 - 3</text:p>
        <text:p text:style-name="Standard">1 - 7</text:p>
        <text:p text:style-name="Standard">1 - 4</text:p>
        <text:p text:style-name="Standard">2 - 3</text:p>
        <text:p text:style-name="Standard">4 - 1</text:p>
        <text:p text:style-name="Standard">7 - 1</text:p>
        <text:p text:style-name="Standard">2 - 1</text:p>
        <text:p text:style-name="Standard">3 - 1</text:p>
        <text:p text:style-name="Standard">6 - 1</text:p>
        <text:p text:style-name="Standard">5 - 1</text:p>
        <text:p text:style-name="Standard">2 - 7</text:p>
        <text:p text:style-name="Standard">1 - 5</text:p>
        <text:p text:style-name="Standard">1 - 6</text:p>
        <text:p text:style-name="Standard">1 - 3</text:p>
        <text:p text:style-name="Standard">1 - 7</text:p>
        <text:p text:style-name="Standard">1 - 2</text:p>
        <text:p text:style-name="Standard">1 - 4</text:p>
        <text:p text:style-name="Standard">2 - 4</text:p>
        <text:p text:style-name="Standard">2 - 1</text:p>
        <text:p text:style-name="Standard">4 - 1</text:p>
        <text:p text:style-name="Standard">7 - 1</text:p>
        <text:p text:style-name="Standard">3 - 1</text:p>
        <text:p text:style-name="Standard">6 - 1</text:p>
        <text:p text:style-name="Standard">5 - 1</text:p>
        <text:p text:style-name="Standard">5 - 6</text:p>
        <text:p text:style-name="Standard">1 - 6</text:p>
        <text:p text:style-name="Standard">1 - 5</text:p>
        <text:p text:style-name="Standard">1 - 3</text:p>
        <text:p text:style-name="Standard">1 - 7</text:p>
        <text:p text:style-name="Standard">1 - 4</text:p>
        <text:p text:style-name="Standard">1 - 2</text:p>
        <text:p text:style-name="Standard">4 - 2</text:p>
        <text:p text:style-name="Standard">4 - 1</text:p>
        <text:p text:style-name="Standard">2 - 1</text:p>
        <text:p text:style-name="Standard">7 - 1</text:p>
        <text:p text:style-name="Standard">3 - 1</text:p>
        <text:p text:style-name="Standard">5 - 1</text:p>
        <text:p text:style-name="Standard">6 - 1</text:p>
        <text:p text:style-name="Standard">7 - 2</text:p>
        <text:p text:style-name="Standard">1 - 6</text:p>
        <text:p text:style-name="Standard">1 - 5</text:p>
        <text:p text:style-name="Standard">1 - 3</text:p>
        <text:p text:style-name="Standard">1 - 2</text:p>
        <text:p text:style-name="Standard">1 - 7</text:p>
        <text:p text:style-name="Standard">1 - 4</text:p>
        <text:p text:style-name="Standard">3 - 2</text:p>
        <text:p text:style-name="Standard">4 - 1</text:p>
        <text:p text:style-name="Standard">7 - 1</text:p>
        <text:p text:style-name="Standard">3 - 1</text:p>
        <text:p text:style-name="Standard">2 - 1</text:p>
        <text:p text:style-name="Standard">5 - 1</text:p>
        <text:p text:style-name="Standard">6 - 1</text:p>
        <text:p text:style-name="Standard">5 - 2</text:p>
        <text:p text:style-name="Standard">1 - 6</text:p>
        <text:p text:style-name="Standard">1 - 2</text:p>
        <text:p text:style-name="Standard">1 - 5</text:p>
        <text:p text:style-name="Standard">1 - 3</text:p>
        <text:p text:style-name="Standard">1 - 7</text:p>
        <text:p text:style-name="Standard">1 - 4</text:p>
        <text:p text:style-name="Standard">6 - 2</text:p>
        <text:p text:style-name="Standard">4 - 1</text:p>
        <text:p text:style-name="Standard">7 - 1</text:p>
        <text:p text:style-name="Standard">3 - 1</text:p>
        <text:p text:style-name="Standard">5 - 1</text:p>
        <text:p text:style-name="Standard">6 - 1</text:p>
        <text:p text:style-name="Standard">2 - 1</text:p>
        <text:p text:style-name="Standard">5 - 3</text:p>
        <text:p text:style-name="Standard">1 - 2</text:p>
        <text:p text:style-name="Standard">1 - 6</text:p>
        <text:p text:style-name="Standard">1 - 3</text:p>
        <text:p text:style-name="Standard">1 - 5</text:p>
        <text:p text:style-name="Standard">1 - 7</text:p>
        <text:p text:style-name="Standard">1 - 4</text:p>
        <text:p text:style-name="Standard">2 - 6</text:p>
        <text:p text:style-name="Standard">4 - 1</text:p>
        <text:p text:style-name="Standard">7 - 1</text:p>
        <text:p text:style-name="Standard">5 - 1</text:p>
        <text:p text:style-name="Standard">3 - 1</text:p>
        <text:p text:style-name="Standard">2 - 1</text:p>
        <text:p text:style-name="Standard">6 - 1</text:p>
        <text:p text:style-name="Standard">2 - 3</text:p>
        <text:p text:style-name="Standard">1 - 6</text:p>
        <text:p text:style-name="Standard">1 - 3</text:p>
        <text:p text:style-name="Standard">1 - 2</text:p>
        <text:p text:style-name="Standard">1 - 5</text:p>
        <text:p text:style-name="Standard">1 - 7</text:p>
        <text:p text:style-name="Standard">1 - 4</text:p>
        <text:p text:style-name="Standard">2 - 5</text:p>
        <text:p text:style-name="Standard">4 - 1</text:p>
        <text:p text:style-name="Standard">7 - 1</text:p>
        <text:p text:style-name="Standard">2 - 1</text:p>
        <text:p text:style-name="Standard">5 - 1</text:p>
        <text:p text:style-name="Standard">3 - 1</text:p>
        <text:p text:style-name="Standard">6 - 1</text:p>
        <text:p text:style-name="Standard">2 - 7</text:p>
        <text:p text:style-name="Standard">1 - 6</text:p>
        <text:p text:style-name="Standard">1 - 3</text:p>
        <text:p text:style-name="Standard">1 - 5</text:p>
        <text:p text:style-name="Standard">1 - 7</text:p>
        <text:p text:style-name="Standard">1 - 2</text:p>
        <text:p text:style-name="Standard">1 - 4</text:p>
        <text:p text:style-name="Standard">2 - 4</text:p>
        <text:p text:style-name="Standard">2 - 1</text:p>
        <text:p text:style-name="Standard">4 - 1</text:p>
        <text:p text:style-name="Standard">7 - 1</text:p>
        <text:p text:style-name="Standard">5 - 1</text:p>
        <text:p text:style-name="Standard">3 - 1</text:p>
        <text:p text:style-name="Standard">6 - 1</text:p>
        <text:p text:style-name="Standard">6 - 3</text:p>
        <text:p text:style-name="Standard">1 - 3</text:p>
        <text:p text:style-name="Standard">1 - 6</text:p>
        <text:p text:style-name="Standard">1 - 5</text:p>
        <text:p text:style-name="Standard">1 - 7</text:p>
        <text:p text:style-name="Standard">1 - 4</text:p>
        <text:p text:style-name="Standard">1 - 2</text:p>
        <text:p text:style-name="Standard">4 - 2</text:p>
        <text:p text:style-name="Standard">4 - 1</text:p>
        <text:p text:style-name="Standard">2 - 1</text:p>
        <text:p text:style-name="Standard">7 - 1</text:p>
        <text:p text:style-name="Standard">5 - 1</text:p>
        <text:p text:style-name="Standard">6 - 1</text:p>
        <text:p text:style-name="Standard">3 - 1</text:p>
        <text:p text:style-name="Standard">7 - 2</text:p>
        <text:p text:style-name="Standard">1 - 3</text:p>
        <text:p text:style-name="Standard">1 - 6</text:p>
        <text:p text:style-name="Standard">1 - 5</text:p>
        <text:p text:style-name="Standard">1 - 2</text:p>
        <text:p text:style-name="Standard">1 - 7</text:p>
        <text:p text:style-name="Standard">1 - 4</text:p>
        <text:p text:style-name="Standard">5 - 2</text:p>
        <text:p text:style-name="Standard">4 - 1</text:p>
        <text:p text:style-name="Standard">7 - 1</text:p>
        <text:p text:style-name="Standard">5 - 1</text:p>
        <text:p text:style-name="Standard">2 - 1</text:p>
        <text:p text:style-name="Standard">6 - 1</text:p>
        <text:p text:style-name="Standard">3 - 1</text:p>
        <text:p text:style-name="Standard">6 - 2</text:p>
        <text:p text:style-name="Standard">1 - 3</text:p>
        <text:p text:style-name="Standard">1 - 2</text:p>
        <text:p text:style-name="Standard">1 - 6</text:p>
        <text:p text:style-name="Standard">1 - 5</text:p>
        <text:p text:style-name="Standard">1 - 7</text:p>
        <text:p text:style-name="Standard">1 - 4</text:p>
        <text:p text:style-name="Standard">3 - 2</text:p>
        <text:p text:style-name="Standard">4 - 1</text:p>
        <text:p text:style-name="Standard">7 - 1</text:p>
        <text:p text:style-name="Standard">5 - 1</text:p>
        <text:p text:style-name="Standard">6 - 1</text:p>
        <text:p text:style-name="Standard">3 - 1</text:p>
        <text:p text:style-name="Standard">2 - 1</text:p>
        <text:p text:style-name="P4">7 - 4</text:p>
        <text:p text:style-name="Standard">1 - 2</text:p>
        <text:p text:style-name="Standard">1 - 3</text:p>
        <text:p text:style-name="Standard">1 - 6</text:p>
        <text:p text:style-name="Standard">1 - 5</text:p>
        <text:p text:style-name="Standard">1 - 4</text:p>
        <text:p text:style-name="Standard">1 - 7</text:p>
        <text:p text:style-name="Standard">2 - 3</text:p>
        <text:p text:style-name="Standard">7 - 1</text:p>
        <text:p text:style-name="Standard">4 - 1</text:p>
        <text:p text:style-name="Standard">5 - 1</text:p>
        <text:p text:style-name="Standard">6 - 1</text:p>
        <text:p text:style-name="Standard">2 - 1</text:p>
        <text:p text:style-name="Standard">3 - 1</text:p>
        <text:p text:style-name="Standard">2 - 6</text:p>
        <text:p text:style-name="Standard">1 - 3</text:p>
        <text:p text:style-name="Standard">1 - 6</text:p>
        <text:p text:style-name="Standard">1 - 2</text:p>
        <text:p text:style-name="Standard">1 - 5</text:p>
        <text:p text:style-name="Standard">1 - 4</text:p>
        <text:p text:style-name="Standard">1 - 7</text:p>
        <text:p text:style-name="Standard">2 - 5</text:p>
        <text:p text:style-name="Standard">7 - 1</text:p>
        <text:p text:style-name="Standard">4 - 1</text:p>
        <text:p text:style-name="Standard">2 - 1</text:p>
        <text:p text:style-name="Standard">5 - 1</text:p>
        <text:p text:style-name="Standard">6 - 1</text:p>
        <text:p text:style-name="Standard">3 - 1</text:p>
        <text:p text:style-name="Standard">2 - 4</text:p>
        <text:p text:style-name="Standard">1 - 3</text:p>
        <text:p text:style-name="Standard">1 - 6</text:p>
        <text:p text:style-name="Standard">1 - 5</text:p>
        <text:p text:style-name="Standard">1 - 4</text:p>
        <text:p text:style-name="Standard">1 - 2</text:p>
        <text:p text:style-name="Standard">1 - 7</text:p>
        <text:p text:style-name="Standard">2 - 7</text:p>
        <text:p text:style-name="Standard">2 - 1</text:p>
        <text:p text:style-name="Standard">7 - 1</text:p>
        <text:p text:style-name="Standard">4 - 1</text:p>
        <text:p text:style-name="Standard">5 - 1</text:p>
        <text:p text:style-name="Standard">6 - 1</text:p>
        <text:p text:style-name="Standard">3 - 1</text:p>
        <text:p text:style-name="Standard">3 - 6</text:p>
        <text:p text:style-name="Standard">1 - 6</text:p>
        <text:p text:style-name="Standard">1 - 3</text:p>
        <text:p text:style-name="Standard">1 - 5</text:p>
        <text:p text:style-name="Standard">1 - 4</text:p>
        <text:p text:style-name="Standard">1 - 7</text:p>
        <text:p text:style-name="Standard">1 - 2</text:p>
        <text:p text:style-name="Standard">7 - 2</text:p>
        <text:p text:style-name="Standard">7 - 1</text:p>
        <text:p text:style-name="Standard">2 - 1</text:p>
        <text:p text:style-name="Standard">4 - 1</text:p>
        <text:p text:style-name="Standard">5 - 1</text:p>
        <text:p text:style-name="Standard">3 - 1</text:p>
        <text:p text:style-name="Standard">6 - 1</text:p>
        <text:p text:style-name="Standard">4 - 2</text:p>
        <text:p text:style-name="Standard">1 - 6</text:p>
        <text:p text:style-name="Standard">1 - 3</text:p>
        <text:p text:style-name="Standard">1 - 5</text:p>
        <text:p text:style-name="Standard">1 - 2</text:p>
        <text:p text:style-name="Standard">1 - 4</text:p>
        <text:p text:style-name="Standard">1 - 7</text:p>
        <text:p text:style-name="Standard">5 - 2</text:p>
        <text:p text:style-name="Standard">7 - 1</text:p>
        <text:p text:style-name="Standard">4 - 1</text:p>
        <text:p text:style-name="Standard">5 - 1</text:p>
        <text:p text:style-name="Standard">2 - 1</text:p>
        <text:p text:style-name="Standard">3 - 1</text:p>
        <text:p text:style-name="Standard">6 - 1</text:p>
        <text:p text:style-name="Standard">3 - 2</text:p>
        <text:p text:style-name="Standard">1 - 6</text:p>
        <text:p text:style-name="Standard">1 - 2</text:p>
        <text:p text:style-name="Standard">1 - 3</text:p>
        <text:p text:style-name="Standard">1 - 5</text:p>
        <text:p text:style-name="Standard">1 - 4</text:p>
        <text:p text:style-name="Standard">1 - 7</text:p>
        <text:p text:style-name="Standard">6 - 2</text:p>
        <text:p text:style-name="Standard">7 - 1</text:p>
        <text:p text:style-name="Standard">4 - 1</text:p>
        <text:p text:style-name="Standard">5 - 1</text:p>
        <text:p text:style-name="Standard">3 - 1</text:p>
        <text:p text:style-name="Standard">6 - 1</text:p>
        <text:p text:style-name="Standard">2 - 1</text:p>
        <text:p text:style-name="Standard">3 - 5</text:p>
        <text:p text:style-name="Standard">1 - 2</text:p>
        <text:p text:style-name="Standard">1 - 6</text:p>
        <text:p text:style-name="Standard">1 - 5</text:p>
        <text:p text:style-name="Standard">1 - 3</text:p>
        <text:p text:style-name="Standard">1 - 4</text:p>
        <text:p text:style-name="Standard">1 - 7</text:p>
        <text:p text:style-name="Standard">2 - 6</text:p>
        <text:p text:style-name="Standard">7 - 1</text:p>
        <text:p text:style-name="Standard">4 - 1</text:p>
        <text:p text:style-name="Standard">3 - 1</text:p>
        <text:p text:style-name="Standard">5 - 1</text:p>
        <text:p text:style-name="Standard">2 - 1</text:p>
        <text:p text:style-name="Standard">6 - 1</text:p>
        <text:p text:style-name="Standard">2 - 5</text:p>
        <text:p text:style-name="Standard">1 - 6</text:p>
        <text:p text:style-name="Standard">1 - 5</text:p>
        <text:p text:style-name="Standard">1 - 2</text:p>
        <text:p text:style-name="Standard">1 - 3</text:p>
        <text:p text:style-name="Standard">1 - 4</text:p>
        <text:p text:style-name="Standard">1 - 7</text:p>
        <text:p text:style-name="Standard">2 - 3</text:p>
        <text:p text:style-name="Standard">7 - 1</text:p>
        <text:p text:style-name="Standard">4 - 1</text:p>
        <text:p text:style-name="Standard">2 - 1</text:p>
        <text:p text:style-name="Standard">3 - 1</text:p>
        <text:p text:style-name="Standard">5 - 1</text:p>
        <text:p text:style-name="Standard">6 - 1</text:p>
        <text:p text:style-name="Standard">2 - 4</text:p>
        <text:p text:style-name="Standard">1 - 6</text:p>
        <text:p text:style-name="Standard">1 - 5</text:p>
        <text:p text:style-name="Standard">1 - 3</text:p>
        <text:p text:style-name="Standard">1 - 4</text:p>
        <text:p text:style-name="Standard">1 - 2</text:p>
        <text:p text:style-name="Standard">1 - 7</text:p>
        <text:p text:style-name="Standard">2 - 7</text:p>
        <text:p text:style-name="Standard">2 - 1</text:p>
        <text:p text:style-name="Standard">7 - 1</text:p>
        <text:p text:style-name="Standard">4 - 1</text:p>
        <text:p text:style-name="Standard">3 - 1</text:p>
        <text:p text:style-name="Standard">5 - 1</text:p>
        <text:p text:style-name="Standard">6 - 1</text:p>
        <text:p text:style-name="Standard">6 - 5</text:p>
        <text:p text:style-name="Standard">1 - 5</text:p>
        <text:p text:style-name="Standard">1 - 6</text:p>
        <text:p text:style-name="Standard">1 - 3</text:p>
        <text:p text:style-name="Standard">1 - 4</text:p>
        <text:p text:style-name="Standard">1 - 7</text:p>
        <text:p text:style-name="Standard">1 - 2</text:p>
        <text:p text:style-name="Standard">7 - 2</text:p>
        <text:p text:style-name="Standard">7 - 1</text:p>
        <text:p text:style-name="Standard">2 - 1</text:p>
        <text:p text:style-name="Standard">4 - 1</text:p>
        <text:p text:style-name="Standard">3 - 1</text:p>
        <text:p text:style-name="Standard">6 - 1</text:p>
        <text:p text:style-name="Standard">5 - 1</text:p>
        <text:p text:style-name="Standard">4 - 2</text:p>
        <text:p text:style-name="Standard">1 - 5</text:p>
        <text:p text:style-name="Standard">1 - 6</text:p>
        <text:p text:style-name="Standard">1 - 3</text:p>
        <text:p text:style-name="Standard">1 - 2</text:p>
        <text:p text:style-name="Standard">1 - 4</text:p>
        <text:p text:style-name="Standard">1 - 7</text:p>
        <text:p text:style-name="Standard">3 - 2</text:p>
        <text:p text:style-name="Standard">7 - 1</text:p>
        <text:p text:style-name="Standard">4 - 1</text:p>
        <text:p text:style-name="Standard">3 - 1</text:p>
        <text:p text:style-name="Standard">2 - 1</text:p>
        <text:p text:style-name="Standard">6 - 1</text:p>
        <text:p text:style-name="Standard">5 - 1</text:p>
        <text:p text:style-name="Standard">6 - 2</text:p>
        <text:p text:style-name="Standard">1 - 5</text:p>
        <text:p text:style-name="Standard">1 - 2</text:p>
        <text:p text:style-name="Standard">1 - 6</text:p>
        <text:p text:style-name="Standard">1 - 3</text:p>
        <text:p text:style-name="Standard">1 - 4</text:p>
        <text:p text:style-name="Standard">1 - 7</text:p>
        <text:p text:style-name="Standard">5 - 2</text:p>
        <text:p text:style-name="Standard">7 - 1</text:p>
        <text:p text:style-name="Standard">4 - 1</text:p>
        <text:p text:style-name="Standard">3 - 1</text:p>
        <text:p text:style-name="Standard">6 - 1</text:p>
        <text:p text:style-name="Standard">5 - 1</text:p>
        <text:p text:style-name="Standard">2 - 1</text:p>
        <text:p text:style-name="Standard">6 - 3</text:p>
        <text:p text:style-name="Standard">1 - 2</text:p>
        <text:p text:style-name="Standard">1 - 5</text:p>
        <text:p text:style-name="Standard">1 - 3</text:p>
        <text:p text:style-name="Standard">1 - 6</text:p>
        <text:p text:style-name="Standard">1 - 4</text:p>
        <text:p text:style-name="Standard">1 - 7</text:p>
        <text:p text:style-name="Standard">2 - 5</text:p>
        <text:p text:style-name="Standard">7 - 1</text:p>
        <text:p text:style-name="Standard">4 - 1</text:p>
        <text:p text:style-name="Standard">6 - 1</text:p>
        <text:p text:style-name="Standard">3 - 1</text:p>
        <text:p text:style-name="Standard">2 - 1</text:p>
        <text:p text:style-name="Standard">5 - 1</text:p>
        <text:p text:style-name="Standard">2 - 3</text:p>
        <text:p text:style-name="Standard">1 - 5</text:p>
        <text:p text:style-name="Standard">1 - 3</text:p>
        <text:p text:style-name="Standard">1 - 2</text:p>
        <text:p text:style-name="Standard">1 - 6</text:p>
        <text:p text:style-name="Standard">1 - 4</text:p>
        <text:p text:style-name="Standard">1 - 7</text:p>
        <text:p text:style-name="Standard">2 - 6</text:p>
        <text:p text:style-name="Standard">7 - 1</text:p>
        <text:p text:style-name="Standard">4 - 1</text:p>
        <text:p text:style-name="Standard">2 - 1</text:p>
        <text:p text:style-name="Standard">6 - 1</text:p>
        <text:p text:style-name="Standard">3 - 1</text:p>
        <text:p text:style-name="Standard">5 - 1</text:p>
        <text:p text:style-name="Standard">2 - 4</text:p>
        <text:p text:style-name="Standard">1 - 5</text:p>
        <text:p text:style-name="Standard">1 - 3</text:p>
        <text:p text:style-name="Standard">1 - 6</text:p>
        <text:p text:style-name="Standard">1 - 4</text:p>
        <text:p text:style-name="Standard">1 - 2</text:p>
        <text:p text:style-name="Standard">1 - 7</text:p>
        <text:p text:style-name="Standard">2 - 7</text:p>
        <text:p text:style-name="Standard">2 - 1</text:p>
        <text:p text:style-name="Standard">7 - 1</text:p>
        <text:p text:style-name="Standard">4 - 1</text:p>
        <text:p text:style-name="Standard">6 - 1</text:p>
        <text:p text:style-name="Standard">3 - 1</text:p>
        <text:p text:style-name="Standard">5 - 1</text:p>
        <text:p text:style-name="Standard">5 - 3</text:p>
        <text:p text:style-name="Standard">1 - 3</text:p>
        <text:p text:style-name="Standard">1 - 5</text:p>
        <text:p text:style-name="Standard">1 - 6</text:p>
        <text:p text:style-name="Standard">1 - 4</text:p>
        <text:p text:style-name="Standard">1 - 7</text:p>
        <text:p text:style-name="Standard">1 - 2</text:p>
        <text:p text:style-name="Standard">7 - 2</text:p>
        <text:p text:style-name="Standard">7 - 1</text:p>
        <text:p text:style-name="Standard">2 - 1</text:p>
        <text:p text:style-name="Standard">4 - 1</text:p>
        <text:p text:style-name="Standard">6 - 1</text:p>
        <text:p text:style-name="Standard">5 - 1</text:p>
        <text:p text:style-name="Standard">3 - 1</text:p>
        <text:p text:style-name="Standard">4 - 2</text:p>
        <text:p text:style-name="Standard">1 - 3</text:p>
        <text:p text:style-name="Standard">1 - 5</text:p>
        <text:p text:style-name="Standard">1 - 6</text:p>
        <text:p text:style-name="Standard">1 - 2</text:p>
        <text:p text:style-name="Standard">1 - 4</text:p>
        <text:p text:style-name="Standard">1 - 7</text:p>
        <text:p text:style-name="Standard">6 - 2</text:p>
        <text:p text:style-name="Standard">7 - 1</text:p>
        <text:p text:style-name="Standard">4 - 1</text:p>
        <text:p text:style-name="Standard">6 - 1</text:p>
        <text:p text:style-name="Standard">2 - 1</text:p>
        <text:p text:style-name="Standard">5 - 1</text:p>
        <text:p text:style-name="Standard">3 - 1</text:p>
        <text:p text:style-name="Standard">5 - 2</text:p>
        <text:p text:style-name="Standard">1 - 3</text:p>
        <text:p text:style-name="Standard">1 - 2</text:p>
        <text:p text:style-name="Standard">1 - 5</text:p>
        <text:p text:style-name="Standard">1 - 6</text:p>
        <text:p text:style-name="Standard">1 - 4</text:p>
        <text:p text:style-name="Standard">1 - 7</text:p>
        <text:p text:style-name="Standard">3 - 2</text:p>
        <text:p text:style-name="Standard">7 - 1</text:p>
        <text:p text:style-name="Standard">4 - 1</text:p>
        <text:p text:style-name="Standard">6 - 1</text:p>
        <text:p text:style-name="Standard">5 - 1</text:p>
        <text:p text:style-name="Standard">3 - 1</text:p>
        <text:p text:style-name="Standard">2 - 1</text:p>
        <text:p text:style-name="Standard">6 - 4</text:p>
        <text:p text:style-name="Standard">5 - 4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GB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Arial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2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background-color="transparent" style:shadow="none">
        <style:tab-stops/>
        <style:drop-cap/>
        <style:background-image/>
      </style:paragraph-properties>
      <style:text-properties fo:font-variant="normal" fo:text-transform="none" style:font-name="Arial" fo:font-size="10.5pt" fo:font-weight="normal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creation-date>2010-01-14T14:25:24</meta:creation-date>
    <dc:creator>James Kerslake</dc:creator>
    <dc:date>2010-01-14T14:30:35</dc:date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1265" meta:word-count="2564" meta:character-count="6580"/>
  </office:meta>
</office:document-meta>
</file>